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5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1.8335in"/>
    </style:style>
    <style:style style:name="co5" style:family="table-column">
      <style:table-column-properties fo:break-before="auto" style:column-width="1.479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4" table:default-cell-style-name="Default"/>
        <table:table-row table:style-name="ro1">
          <table:table-cell table:style-name="ce1"/>
          <table:table-cell table:number-columns-repeated="4"/>
        </table:table-row>
        <table:table-row table:style-name="ro1">
          <table:table-cell table:style-name="ce1" office:value-type="string">
            <text:p>0</text:p>
          </table:table-cell>
          <table:table-cell office:value-type="float" office:value="78.817133">
            <text:p>78.817133</text:p>
          </table:table-cell>
          <table:table-cell office:value-type="float" office:value="70.07461">
            <text:p>70.07461</text:p>
          </table:table-cell>
          <table:table-cell office:value-type="float" office:value="2.347449">
            <text:p>2.347449</text:p>
          </table:table-cell>
          <table:table-cell office:value-type="float" office:value="0.442101">
            <text:p>0.442101</text:p>
          </table:table-cell>
        </table:table-row>
        <table:table-row table:style-name="ro1">
          <table:table-cell table:style-name="ce1" office:value-type="string">
            <text:p>1</text:p>
          </table:table-cell>
          <table:table-cell office:value-type="float" office:value="78.241412">
            <text:p>78.241412</text:p>
          </table:table-cell>
          <table:table-cell office:value-type="float" office:value="71.386481">
            <text:p>71.386481</text:p>
          </table:table-cell>
          <table:table-cell office:value-type="float" office:value="1.97442">
            <text:p>1.97442</text:p>
          </table:table-cell>
          <table:table-cell office:value-type="float" office:value="0.102234">
            <text:p>0.102234</text:p>
          </table:table-cell>
        </table:table-row>
        <table:table-row table:style-name="ro1">
          <table:table-cell table:style-name="ce1" office:value-type="string">
            <text:p>2</text:p>
          </table:table-cell>
          <table:table-cell office:value-type="float" office:value="78.241213">
            <text:p>78.241213</text:p>
          </table:table-cell>
          <table:table-cell office:value-type="float" office:value="71.20768">
            <text:p>71.20768</text:p>
          </table:table-cell>
          <table:table-cell office:value-type="float" office:value="1.97442">
            <text:p>1.97442</text:p>
          </table:table-cell>
          <table:table-cell office:value-type="float" office:value="0.098552">
            <text:p>0.098552</text:p>
          </table:table-cell>
        </table:table-row>
        <table:table-row table:style-name="ro1">
          <table:table-cell table:style-name="ce1" office:value-type="string">
            <text:p>3</text:p>
          </table:table-cell>
          <table:table-cell office:value-type="float" office:value="78.241136">
            <text:p>78.241136</text:p>
          </table:table-cell>
          <table:table-cell office:value-type="float" office:value="71.23414">
            <text:p>71.23414</text:p>
          </table:table-cell>
          <table:table-cell office:value-type="float" office:value="1.974361">
            <text:p>1.974361</text:p>
          </table:table-cell>
          <table:table-cell office:value-type="float" office:value="0.098669">
            <text:p>0.098669</text:p>
          </table:table-cell>
        </table:table-row>
        <table:table-row table:style-name="ro1">
          <table:table-cell table:style-name="ce1" office:value-type="string">
            <text:p>4</text:p>
          </table:table-cell>
          <table:table-cell office:value-type="float" office:value="78.231288">
            <text:p>78.231288</text:p>
          </table:table-cell>
          <table:table-cell office:value-type="float" office:value="71.215064">
            <text:p>71.215064</text:p>
          </table:table-cell>
          <table:table-cell office:value-type="float" office:value="1.974405">
            <text:p>1.974405</text:p>
          </table:table-cell>
          <table:table-cell office:value-type="float" office:value="0.088962">
            <text:p>0.088962</text:p>
          </table:table-cell>
        </table:table-row>
        <table:table-row table:style-name="ro1">
          <table:table-cell table:style-name="ce1" office:value-type="string">
            <text:p>5</text:p>
          </table:table-cell>
          <table:table-cell office:value-type="float" office:value="78.203583">
            <text:p>78.203583</text:p>
          </table:table-cell>
          <table:table-cell office:value-type="float" office:value="71.61057">
            <text:p>71.61057</text:p>
          </table:table-cell>
          <table:table-cell office:value-type="float" office:value="1.974404">
            <text:p>1.974404</text:p>
          </table:table-cell>
          <table:table-cell office:value-type="float" office:value="0.096556">
            <text:p>0.096556</text:p>
          </table:table-cell>
        </table:table-row>
        <table:table-row table:style-name="ro1">
          <table:table-cell table:style-name="ce1" office:value-type="string">
            <text:p>6</text:p>
          </table:table-cell>
          <table:table-cell office:value-type="float" office:value="78.621729">
            <text:p>78.621729</text:p>
          </table:table-cell>
          <table:table-cell office:value-type="float" office:value="67.84395">
            <text:p>67.84395</text:p>
          </table:table-cell>
          <table:table-cell office:value-type="float" office:value="1.990662">
            <text:p>1.990662</text:p>
          </table:table-cell>
          <table:table-cell office:value-type="float" office:value="0.007573">
            <text:p>0.007573</text:p>
          </table:table-cell>
        </table:table-row>
        <table:table-row table:style-name="ro1">
          <table:table-cell table:style-name="ce1" office:value-type="string">
            <text:p>7</text:p>
          </table:table-cell>
          <table:table-cell office:value-type="float" office:value="78.620078">
            <text:p>78.620078</text:p>
          </table:table-cell>
          <table:table-cell office:value-type="float" office:value="70.091648">
            <text:p>70.091648</text:p>
          </table:table-cell>
          <table:table-cell office:value-type="float" office:value="1.987559">
            <text:p>1.987559</text:p>
          </table:table-cell>
          <table:table-cell office:value-type="float" office:value="0.015898">
            <text:p>0.015898</text:p>
          </table:table-cell>
        </table:table-row>
        <table:table-row table:style-name="ro1">
          <table:table-cell table:style-name="ce1" office:value-type="string">
            <text:p>8</text:p>
          </table:table-cell>
          <table:table-cell office:value-type="float" office:value="78.620117">
            <text:p>78.620117</text:p>
          </table:table-cell>
          <table:table-cell office:value-type="float" office:value="69.514535">
            <text:p>69.514535</text:p>
          </table:table-cell>
          <table:table-cell office:value-type="float" office:value="1.987614">
            <text:p>1.987614</text:p>
          </table:table-cell>
          <table:table-cell office:value-type="float" office:value="0.018777">
            <text:p>0.018777</text:p>
          </table:table-cell>
        </table:table-row>
        <table:table-row table:style-name="ro1">
          <table:table-cell table:style-name="ce1" office:value-type="string">
            <text:p>9</text:p>
          </table:table-cell>
          <table:table-cell office:value-type="float" office:value="78.620094">
            <text:p>78.620094</text:p>
          </table:table-cell>
          <table:table-cell office:value-type="float" office:value="69.51381">
            <text:p>69.51381</text:p>
          </table:table-cell>
          <table:table-cell office:value-type="float" office:value="1.987605">
            <text:p>1.987605</text:p>
          </table:table-cell>
          <table:table-cell office:value-type="float" office:value="0.015926">
            <text:p>0.015926</text:p>
          </table:table-cell>
        </table:table-row>
        <table:table-row table:style-name="ro1">
          <table:table-cell table:style-name="ce1" office:value-type="string">
            <text:p>10</text:p>
          </table:table-cell>
          <table:table-cell office:value-type="float" office:value="78.599637">
            <text:p>78.599637</text:p>
          </table:table-cell>
          <table:table-cell office:value-type="float" office:value="69.545085">
            <text:p>69.545085</text:p>
          </table:table-cell>
          <table:table-cell office:value-type="float" office:value="1.987545">
            <text:p>1.987545</text:p>
          </table:table-cell>
          <table:table-cell office:value-type="float" office:value="0.019006">
            <text:p>0.019006</text:p>
          </table:table-cell>
        </table:table-row>
        <table:table-row table:style-name="ro1">
          <table:table-cell table:style-name="ce1" office:value-type="string">
            <text:p>11</text:p>
          </table:table-cell>
          <table:table-cell office:value-type="float" office:value="78.599509">
            <text:p>78.599509</text:p>
          </table:table-cell>
          <table:table-cell office:value-type="float" office:value="70.336953">
            <text:p>70.336953</text:p>
          </table:table-cell>
          <table:table-cell office:value-type="float" office:value="1.987529">
            <text:p>1.987529</text:p>
          </table:table-cell>
          <table:table-cell office:value-type="float" office:value="0.019083">
            <text:p>0.019083</text:p>
          </table:table-cell>
        </table:table-row>
        <table:table-row table:style-name="ro1">
          <table:table-cell table:style-name="ce1" office:value-type="string">
            <text:p>12</text:p>
          </table:table-cell>
          <table:table-cell office:value-type="float" office:value="55.599559">
            <text:p>55.599559</text:p>
          </table:table-cell>
          <table:table-cell office:value-type="float" office:value="0.001113">
            <text:p>0.001113</text:p>
          </table:table-cell>
          <table:table-cell office:value-type="float" office:value="1.992998">
            <text:p>1.992998</text:p>
          </table:table-cell>
          <table:table-cell office:value-type="float" office:value="0.239606">
            <text:p>0.239606</text:p>
          </table:table-cell>
        </table:table-row>
        <table:table-row table:style-name="ro1">
          <table:table-cell table:style-name="ce1" office:value-type="string">
            <text:p>13</text:p>
          </table:table-cell>
          <table:table-cell office:value-type="float" office:value="78.98303">
            <text:p>78.98303</text:p>
          </table:table-cell>
          <table:table-cell office:value-type="float" office:value="63.589216">
            <text:p>63.589216</text:p>
          </table:table-cell>
          <table:table-cell office:value-type="float" office:value="1.98255">
            <text:p>1.98255</text:p>
          </table:table-cell>
          <table:table-cell office:value-type="float" office:value="0.252679">
            <text:p>0.252679</text:p>
          </table:table-cell>
        </table:table-row>
        <table:table-row table:style-name="ro1">
          <table:table-cell table:style-name="ce1" office:value-type="string">
            <text:p>14</text:p>
          </table:table-cell>
          <table:table-cell office:value-type="float" office:value="79.079584">
            <text:p>79.079584</text:p>
          </table:table-cell>
          <table:table-cell office:value-type="float" office:value="62.446222">
            <text:p>62.446222</text:p>
          </table:table-cell>
          <table:table-cell office:value-type="float" office:value="1.98246">
            <text:p>1.98246</text:p>
          </table:table-cell>
          <table:table-cell office:value-type="float" office:value="0.252798">
            <text:p>0.252798</text:p>
          </table:table-cell>
        </table:table-row>
        <table:table-row table:style-name="ro1">
          <table:table-cell table:style-name="ce1" office:value-type="string">
            <text:p>15</text:p>
          </table:table-cell>
          <table:table-cell office:value-type="float" office:value="79.078579">
            <text:p>79.078579</text:p>
          </table:table-cell>
          <table:table-cell office:value-type="float" office:value="62.500398">
            <text:p>62.500398</text:p>
          </table:table-cell>
          <table:table-cell office:value-type="float" office:value="1.982415">
            <text:p>1.982415</text:p>
          </table:table-cell>
          <table:table-cell office:value-type="float" office:value="0.252739">
            <text:p>0.252739</text:p>
          </table:table-cell>
        </table:table-row>
        <table:table-row table:style-name="ro1">
          <table:table-cell table:style-name="ce1" office:value-type="string">
            <text:p>16</text:p>
          </table:table-cell>
          <table:table-cell office:value-type="float" office:value="80.833927">
            <text:p>80.833927</text:p>
          </table:table-cell>
          <table:table-cell office:value-type="float" office:value="64.056627">
            <text:p>64.056627</text:p>
          </table:table-cell>
          <table:table-cell office:value-type="float" office:value="1.982666">
            <text:p>1.982666</text:p>
          </table:table-cell>
          <table:table-cell office:value-type="float" office:value="0.249772">
            <text:p>0.249772</text:p>
          </table:table-cell>
        </table:table-row>
        <table:table-row table:style-name="ro1">
          <table:table-cell table:style-name="ce1" office:value-type="string">
            <text:p>17</text:p>
          </table:table-cell>
          <table:table-cell office:value-type="float" office:value="80.745042">
            <text:p>80.745042</text:p>
          </table:table-cell>
          <table:table-cell office:value-type="float" office:value="65.441075">
            <text:p>65.441075</text:p>
          </table:table-cell>
          <table:table-cell office:value-type="float" office:value="1.982644">
            <text:p>1.982644</text:p>
          </table:table-cell>
          <table:table-cell office:value-type="float" office:value="0.252585">
            <text:p>0.252585</text:p>
          </table:table-cell>
        </table:table-row>
        <table:table-row table:style-name="ro1">
          <table:table-cell table:style-name="ce1" office:value-type="string">
            <text:p>18</text:p>
          </table:table-cell>
          <table:table-cell office:value-type="float" office:value="48.360386">
            <text:p>48.360386</text:p>
          </table:table-cell>
          <table:table-cell office:value-type="float" office:value="1.713972">
            <text:p>1.713972</text:p>
          </table:table-cell>
          <table:table-cell office:value-type="float" office:value="1.997072">
            <text:p>1.997072</text:p>
          </table:table-cell>
          <table:table-cell office:value-type="float" office:value="0.017082">
            <text:p>0.017082</text:p>
          </table:table-cell>
        </table:table-row>
        <table:table-row table:style-name="ro1">
          <table:table-cell table:style-name="ce1" office:value-type="string">
            <text:p>19</text:p>
          </table:table-cell>
          <table:table-cell office:value-type="float" office:value="51.394249">
            <text:p>51.394249</text:p>
          </table:table-cell>
          <table:table-cell office:value-type="float" office:value="42.000272">
            <text:p>42.000272</text:p>
          </table:table-cell>
          <table:table-cell office:value-type="float" office:value="1.996992">
            <text:p>1.996992</text:p>
          </table:table-cell>
          <table:table-cell office:value-type="float" office:value="0.034395">
            <text:p>0.034395</text:p>
          </table:table-cell>
        </table:table-row>
        <table:table-row table:style-name="ro1">
          <table:table-cell table:style-name="ce1" office:value-type="string">
            <text:p>20</text:p>
          </table:table-cell>
          <table:table-cell office:value-type="float" office:value="79.459814">
            <text:p>79.459814</text:p>
          </table:table-cell>
          <table:table-cell office:value-type="float" office:value="67.193899">
            <text:p>67.193899</text:p>
          </table:table-cell>
          <table:table-cell office:value-type="float" office:value="1.996959">
            <text:p>1.996959</text:p>
          </table:table-cell>
          <table:table-cell office:value-type="float" office:value="0.030895">
            <text:p>0.030895</text:p>
          </table:table-cell>
        </table:table-row>
        <table:table-row table:style-name="ro1">
          <table:table-cell table:style-name="ce1" office:value-type="string">
            <text:p>21</text:p>
          </table:table-cell>
          <table:table-cell office:value-type="float" office:value="79.45887">
            <text:p>79.45887</text:p>
          </table:table-cell>
          <table:table-cell office:value-type="float" office:value="67.01595">
            <text:p>67.01595</text:p>
          </table:table-cell>
          <table:table-cell office:value-type="float" office:value="1.996924">
            <text:p>1.996924</text:p>
          </table:table-cell>
          <table:table-cell office:value-type="float" office:value="0.030964">
            <text:p>0.030964</text:p>
          </table:table-cell>
        </table:table-row>
        <table:table-row table:style-name="ro1">
          <table:table-cell table:style-name="ce1" office:value-type="string">
            <text:p>22</text:p>
          </table:table-cell>
          <table:table-cell office:value-type="float" office:value="79.434324">
            <text:p>79.434324</text:p>
          </table:table-cell>
          <table:table-cell office:value-type="float" office:value="67.108035">
            <text:p>67.108035</text:p>
          </table:table-cell>
          <table:table-cell office:value-type="float" office:value="1.996871">
            <text:p>1.996871</text:p>
          </table:table-cell>
          <table:table-cell office:value-type="float" office:value="0.034568">
            <text:p>0.034568</text:p>
          </table:table-cell>
        </table:table-row>
        <table:table-row table:style-name="ro1">
          <table:table-cell table:style-name="ce1" office:value-type="string">
            <text:p>23</text:p>
          </table:table-cell>
          <table:table-cell office:value-type="float" office:value="79.434175">
            <text:p>79.434175</text:p>
          </table:table-cell>
          <table:table-cell office:value-type="float" office:value="67.698843">
            <text:p>67.698843</text:p>
          </table:table-cell>
          <table:table-cell office:value-type="float" office:value="1.996813">
            <text:p>1.996813</text:p>
          </table:table-cell>
          <table:table-cell office:value-type="float" office:value="0.028597">
            <text:p>0.028597</text:p>
          </table:table-cell>
        </table:table-row>
        <table:table-row table:style-name="ro1">
          <table:table-cell table:style-name="ce1" office:value-type="string">
            <text:p>24</text:p>
          </table:table-cell>
          <table:table-cell office:value-type="float" office:value="48.278549">
            <text:p>48.278549</text:p>
          </table:table-cell>
          <table:table-cell office:value-type="float" office:value="36.465843">
            <text:p>36.465843</text:p>
          </table:table-cell>
          <table:table-cell office:value-type="float" office:value="1.983761">
            <text:p>1.983761</text:p>
          </table:table-cell>
          <table:table-cell office:value-type="float" office:value="0.073804">
            <text:p>0.073804</text:p>
          </table:table-cell>
        </table:table-row>
        <table:table-row table:style-name="ro1">
          <table:table-cell table:style-name="ce1" office:value-type="string">
            <text:p>25</text:p>
          </table:table-cell>
          <table:table-cell office:value-type="float" office:value="53.268">
            <text:p>53.268</text:p>
          </table:table-cell>
          <table:table-cell office:value-type="float" office:value="45.785457">
            <text:p>45.785457</text:p>
          </table:table-cell>
          <table:table-cell office:value-type="float" office:value="1.980811">
            <text:p>1.980811</text:p>
          </table:table-cell>
          <table:table-cell office:value-type="float" office:value="0.083529">
            <text:p>0.083529</text:p>
          </table:table-cell>
        </table:table-row>
        <table:table-row table:style-name="ro1">
          <table:table-cell table:style-name="ce1" office:value-type="string">
            <text:p>26</text:p>
          </table:table-cell>
          <table:table-cell office:value-type="float" office:value="52.695852">
            <text:p>52.695852</text:p>
          </table:table-cell>
          <table:table-cell office:value-type="float" office:value="44.130896">
            <text:p>44.130896</text:p>
          </table:table-cell>
          <table:table-cell office:value-type="float" office:value="1.980781">
            <text:p>1.980781</text:p>
          </table:table-cell>
          <table:table-cell office:value-type="float" office:value="0.083571">
            <text:p>0.083571</text:p>
          </table:table-cell>
        </table:table-row>
        <table:table-row table:style-name="ro1">
          <table:table-cell table:style-name="ce1" office:value-type="string">
            <text:p>27</text:p>
          </table:table-cell>
          <table:table-cell office:value-type="float" office:value="52.69954">
            <text:p>52.69954</text:p>
          </table:table-cell>
          <table:table-cell office:value-type="float" office:value="44.193465">
            <text:p>44.193465</text:p>
          </table:table-cell>
          <table:table-cell office:value-type="float" office:value="1.980715">
            <text:p>1.980715</text:p>
          </table:table-cell>
          <table:table-cell office:value-type="float" office:value="0.083706">
            <text:p>0.083706</text:p>
          </table:table-cell>
        </table:table-row>
        <table:table-row table:style-name="ro1">
          <table:table-cell table:style-name="ce1" office:value-type="string">
            <text:p>28</text:p>
          </table:table-cell>
          <table:table-cell office:value-type="float" office:value="52.314813">
            <text:p>52.314813</text:p>
          </table:table-cell>
          <table:table-cell office:value-type="float" office:value="43.82571">
            <text:p>43.82571</text:p>
          </table:table-cell>
          <table:table-cell office:value-type="float" office:value="1.980772">
            <text:p>1.980772</text:p>
          </table:table-cell>
          <table:table-cell office:value-type="float" office:value="0.087033">
            <text:p>0.087033</text:p>
          </table:table-cell>
        </table:table-row>
        <table:table-row table:style-name="ro1">
          <table:table-cell table:style-name="ce1" office:value-type="string">
            <text:p>29</text:p>
          </table:table-cell>
          <table:table-cell office:value-type="float" office:value="52.314531">
            <text:p>52.314531</text:p>
          </table:table-cell>
          <table:table-cell office:value-type="float" office:value="43.898453">
            <text:p>43.898453</text:p>
          </table:table-cell>
          <table:table-cell office:value-type="float" office:value="1.980766">
            <text:p>1.980766</text:p>
          </table:table-cell>
          <table:table-cell office:value-type="float" office:value="0.090786">
            <text:p>0.090786</text:p>
          </table:table-cell>
        </table:table-row>
        <table:table-row table:style-name="ro1" table:number-rows-repeated="104854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t 23W" table:style-name="ta1">
        <table:shapes>
          <draw:frame draw:z-index="0" draw:style-name="gr1" svg:width="6.298in" svg:height="3.5394in" svg:x="5.6043in" svg:y="0.7669in">
            <draw:object draw:notify-on-update-of-ranges="'At 23W'.A2:'At 23W'.A31 'At 23W'.B2:'At 23W'.B31 'At 23W'.A2:'At 23W'.A31 'At 23W'.C2:'At 23W'.C31 'At 23W'.A2:'At 23W'.A31 'At 23W'.D2:'At 23W'.D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4" table:default-cell-style-name="Default"/>
        <table:table-row table:style-name="ro2">
          <table:table-cell table:style-name="ce3" office:value-type="string">
            <text:p>pe</text:p>
          </table:table-cell>
          <table:table-cell office:value-type="string">
            <text:p>Appl Walltime</text:p>
          </table:table-cell>
          <table:table-cell office:value-type="string">
            <text:p>System Walltime</text:p>
          </table:table-cell>
          <table:table-cell office:value-type="string">
            <text:p>System Idletime</text:p>
          </table:table-cell>
        </table:table-row>
        <table:table-row table:style-name="ro1">
          <table:table-cell table:style-name="ce3" office:value-type="float" office:value="5">
            <text:p>5</text:p>
          </table:table-cell>
          <table:table-cell office:value-type="float" office:value="5.264654">
            <text:p>5.264654</text:p>
          </table:table-cell>
          <table:table-cell office:value-type="float" office:value="9.363143">
            <text:p>9.363143</text:p>
          </table:table-cell>
          <table:table-cell office:value-type="float" office:value="3.269738">
            <text:p>3.269738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float" office:value="5.329852">
            <text:p>5.329852</text:p>
          </table:table-cell>
          <table:table-cell office:value-type="float" office:value="9.376435">
            <text:p>9.376435</text:p>
          </table:table-cell>
          <table:table-cell office:value-type="float" office:value="3.211751">
            <text:p>3.211751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5.353404">
            <text:p>5.353404</text:p>
          </table:table-cell>
          <table:table-cell office:value-type="float" office:value="9.384111">
            <text:p>9.384111</text:p>
          </table:table-cell>
          <table:table-cell office:value-type="float" office:value="3.199192">
            <text:p>3.199192</text:p>
          </table:table-cell>
        </table:table-row>
        <table:table-row table:style-name="ro1">
          <table:table-cell table:style-name="ce3" office:value-type="float" office:value="0">
            <text:p>0</text:p>
          </table:table-cell>
          <table:table-cell office:value-type="float" office:value="5.354513">
            <text:p>5.354513</text:p>
          </table:table-cell>
          <table:table-cell office:value-type="float" office:value="9.768191">
            <text:p>9.768191</text:p>
          </table:table-cell>
          <table:table-cell office:value-type="float" office:value="3.763341">
            <text:p>3.763341</text:p>
          </table:table-cell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float" office:value="5.359103">
            <text:p>5.359103</text:p>
          </table:table-cell>
          <table:table-cell office:value-type="float" office:value="9.383958">
            <text:p>9.383958</text:p>
          </table:table-cell>
          <table:table-cell office:value-type="float" office:value="3.215268">
            <text:p>3.215268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5.380404">
            <text:p>5.380404</text:p>
          </table:table-cell>
          <table:table-cell office:value-type="float" office:value="9.376784">
            <text:p>9.376784</text:p>
          </table:table-cell>
          <table:table-cell office:value-type="float" office:value="3.212101">
            <text:p>3.212101</text:p>
          </table:table-cell>
        </table:table-row>
        <table:table-row table:style-name="ro1">
          <table:table-cell table:style-name="ce3" office:value-type="float" office:value="29">
            <text:p>29</text:p>
          </table:table-cell>
          <table:table-cell office:value-type="float" office:value="5.587736">
            <text:p>5.587736</text:p>
          </table:table-cell>
          <table:table-cell office:value-type="float" office:value="9.481503">
            <text:p>9.481503</text:p>
          </table:table-cell>
          <table:table-cell office:value-type="float" office:value="2.790037">
            <text:p>2.790037</text:p>
          </table:table-cell>
        </table:table-row>
        <table:table-row table:style-name="ro1">
          <table:table-cell table:style-name="ce3" office:value-type="float" office:value="28">
            <text:p>28</text:p>
          </table:table-cell>
          <table:table-cell office:value-type="float" office:value="5.619235">
            <text:p>5.619235</text:p>
          </table:table-cell>
          <table:table-cell office:value-type="float" office:value="9.481607">
            <text:p>9.481607</text:p>
          </table:table-cell>
          <table:table-cell office:value-type="float" office:value="2.789922">
            <text:p>2.789922</text:p>
          </table:table-cell>
        </table:table-row>
        <table:table-row table:style-name="ro1">
          <table:table-cell table:style-name="ce3" office:value-type="float" office:value="27">
            <text:p>27</text:p>
          </table:table-cell>
          <table:table-cell office:value-type="float" office:value="5.648751">
            <text:p>5.648751</text:p>
          </table:table-cell>
          <table:table-cell office:value-type="float" office:value="9.485954">
            <text:p>9.485954</text:p>
          </table:table-cell>
          <table:table-cell office:value-type="float" office:value="2.743345">
            <text:p>2.743345</text:p>
          </table:table-cell>
        </table:table-row>
        <table:table-row table:style-name="ro1">
          <table:table-cell table:style-name="ce3" office:value-type="float" office:value="25">
            <text:p>25</text:p>
          </table:table-cell>
          <table:table-cell office:value-type="float" office:value="5.651996">
            <text:p>5.651996</text:p>
          </table:table-cell>
          <table:table-cell office:value-type="float" office:value="9.486081">
            <text:p>9.486081</text:p>
          </table:table-cell>
          <table:table-cell office:value-type="float" office:value="2.755033">
            <text:p>2.755033</text:p>
          </table:table-cell>
        </table:table-row>
        <table:table-row table:style-name="ro1">
          <table:table-cell table:style-name="ce3" office:value-type="float" office:value="24">
            <text:p>24</text:p>
          </table:table-cell>
          <table:table-cell office:value-type="float" office:value="5.66596">
            <text:p>5.66596</text:p>
          </table:table-cell>
          <table:table-cell office:value-type="float" office:value="9.492609">
            <text:p>9.492609</text:p>
          </table:table-cell>
          <table:table-cell office:value-type="float" office:value="2.730151">
            <text:p>2.730151</text:p>
          </table:table-cell>
        </table:table-row>
        <table:table-row table:style-name="ro1">
          <table:table-cell table:style-name="ce3" office:value-type="float" office:value="26">
            <text:p>26</text:p>
          </table:table-cell>
          <table:table-cell office:value-type="float" office:value="5.680884">
            <text:p>5.680884</text:p>
          </table:table-cell>
          <table:table-cell office:value-type="float" office:value="9.490506">
            <text:p>9.490506</text:p>
          </table:table-cell>
          <table:table-cell office:value-type="float" office:value="2.743235">
            <text:p>2.743235</text:p>
          </table:table-cell>
        </table:table-row>
        <table:table-row table:style-name="ro1">
          <table:table-cell table:style-name="ce3" office:value-type="float" office:value="11">
            <text:p>11</text:p>
          </table:table-cell>
          <table:table-cell office:value-type="float" office:value="5.880185">
            <text:p>5.880185</text:p>
          </table:table-cell>
          <table:table-cell office:value-type="float" office:value="9.547481">
            <text:p>9.547481</text:p>
          </table:table-cell>
          <table:table-cell office:value-type="float" office:value="2.55952">
            <text:p>2.55952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office:value-type="float" office:value="5.921411">
            <text:p>5.921411</text:p>
          </table:table-cell>
          <table:table-cell office:value-type="float" office:value="9.547568">
            <text:p>9.547568</text:p>
          </table:table-cell>
          <table:table-cell office:value-type="float" office:value="2.570417">
            <text:p>2.570417</text:p>
          </table:table-cell>
        </table:table-row>
        <table:table-row table:style-name="ro1">
          <table:table-cell table:style-name="ce3" office:value-type="float" office:value="9">
            <text:p>9</text:p>
          </table:table-cell>
          <table:table-cell office:value-type="float" office:value="5.941208">
            <text:p>5.941208</text:p>
          </table:table-cell>
          <table:table-cell office:value-type="float" office:value="9.550382">
            <text:p>9.550382</text:p>
          </table:table-cell>
          <table:table-cell office:value-type="float" office:value="2.545357">
            <text:p>2.545357</text:p>
          </table:table-cell>
        </table:table-row>
        <table:table-row table:style-name="ro1">
          <table:table-cell table:style-name="ce3" office:value-type="float" office:value="8">
            <text:p>8</text:p>
          </table:table-cell>
          <table:table-cell office:value-type="float" office:value="5.951966">
            <text:p>5.951966</text:p>
          </table:table-cell>
          <table:table-cell office:value-type="float" office:value="9.550341">
            <text:p>9.550341</text:p>
          </table:table-cell>
          <table:table-cell office:value-type="float" office:value="2.539507">
            <text:p>2.539507</text:p>
          </table:table-cell>
        </table:table-row>
        <table:table-row table:style-name="ro1">
          <table:table-cell table:style-name="ce3" office:value-type="float" office:value="6">
            <text:p>6</text:p>
          </table:table-cell>
          <table:table-cell office:value-type="float" office:value="5.95205">
            <text:p>5.95205</text:p>
          </table:table-cell>
          <table:table-cell office:value-type="float" office:value="9.557947">
            <text:p>9.557947</text:p>
          </table:table-cell>
          <table:table-cell office:value-type="float" office:value="2.522569">
            <text:p>2.522569</text:p>
          </table:table-cell>
        </table:table-row>
        <table:table-row table:style-name="ro1">
          <table:table-cell table:style-name="ce3" office:value-type="float" office:value="7">
            <text:p>7</text:p>
          </table:table-cell>
          <table:table-cell office:value-type="float" office:value="5.957978">
            <text:p>5.957978</text:p>
          </table:table-cell>
          <table:table-cell office:value-type="float" office:value="9.556054">
            <text:p>9.556054</text:p>
          </table:table-cell>
          <table:table-cell office:value-type="float" office:value="2.545102">
            <text:p>2.545102</text:p>
          </table:table-cell>
        </table:table-row>
        <table:table-row table:style-name="ro1">
          <table:table-cell table:style-name="ce3" office:value-type="float" office:value="23">
            <text:p>23</text:p>
          </table:table-cell>
          <table:table-cell office:value-type="float" office:value="6.73533">
            <text:p>6.73533</text:p>
          </table:table-cell>
          <table:table-cell office:value-type="float" office:value="9.916479">
            <text:p>9.916479</text:p>
          </table:table-cell>
          <table:table-cell office:value-type="float" office:value="1.906384">
            <text:p>1.906384</text:p>
          </table:table-cell>
        </table:table-row>
        <table:table-row table:style-name="ro1">
          <table:table-cell table:style-name="ce3" office:value-type="float" office:value="22">
            <text:p>22</text:p>
          </table:table-cell>
          <table:table-cell office:value-type="float" office:value="6.772375">
            <text:p>6.772375</text:p>
          </table:table-cell>
          <table:table-cell office:value-type="float" office:value="9.916805">
            <text:p>9.916805</text:p>
          </table:table-cell>
          <table:table-cell office:value-type="float" office:value="1.906326">
            <text:p>1.906326</text:p>
          </table:table-cell>
        </table:table-row>
        <table:table-row table:style-name="ro1">
          <table:table-cell table:style-name="ce3" office:value-type="float" office:value="18">
            <text:p>18</text:p>
          </table:table-cell>
          <table:table-cell office:value-type="float" office:value="6.821657">
            <text:p>6.821657</text:p>
          </table:table-cell>
          <table:table-cell office:value-type="float" office:value="9.938384">
            <text:p>9.938384</text:p>
          </table:table-cell>
          <table:table-cell office:value-type="float" office:value="1.851227">
            <text:p>1.851227</text:p>
          </table:table-cell>
        </table:table-row>
        <table:table-row table:style-name="ro1">
          <table:table-cell table:style-name="ce3" office:value-type="float" office:value="21">
            <text:p>21</text:p>
          </table:table-cell>
          <table:table-cell office:value-type="float" office:value="6.824334">
            <text:p>6.824334</text:p>
          </table:table-cell>
          <table:table-cell office:value-type="float" office:value="9.937162">
            <text:p>9.937162</text:p>
          </table:table-cell>
          <table:table-cell office:value-type="float" office:value="1.869958">
            <text:p>1.869958</text:p>
          </table:table-cell>
        </table:table-row>
        <table:table-row table:style-name="ro1">
          <table:table-cell table:style-name="ce3" office:value-type="float" office:value="20">
            <text:p>20</text:p>
          </table:table-cell>
          <table:table-cell office:value-type="float" office:value="6.842992">
            <text:p>6.842992</text:p>
          </table:table-cell>
          <table:table-cell office:value-type="float" office:value="9.937205">
            <text:p>9.937205</text:p>
          </table:table-cell>
          <table:table-cell office:value-type="float" office:value="1.869866">
            <text:p>1.869866</text:p>
          </table:table-cell>
        </table:table-row>
        <table:table-row table:style-name="ro1">
          <table:table-cell table:style-name="ce3" office:value-type="float" office:value="19">
            <text:p>19</text:p>
          </table:table-cell>
          <table:table-cell office:value-type="float" office:value="6.851763">
            <text:p>6.851763</text:p>
          </table:table-cell>
          <table:table-cell office:value-type="float" office:value="9.937186">
            <text:p>9.937186</text:p>
          </table:table-cell>
          <table:table-cell office:value-type="float" office:value="1.869875">
            <text:p>1.869875</text:p>
          </table:table-cell>
        </table:table-row>
        <table:table-row table:style-name="ro1">
          <table:table-cell table:style-name="ce3" office:value-type="float" office:value="17">
            <text:p>17</text:p>
          </table:table-cell>
          <table:table-cell office:value-type="float" office:value="8.696174">
            <text:p>8.696174</text:p>
          </table:table-cell>
          <table:table-cell office:value-type="float" office:value="10.672161">
            <text:p>10.672161</text:p>
          </table:table-cell>
          <table:table-cell office:value-type="float" office:value="0.075677">
            <text:p>0.075677</text:p>
          </table:table-cell>
        </table:table-row>
        <table:table-row table:style-name="ro1">
          <table:table-cell table:style-name="ce3" office:value-type="float" office:value="16">
            <text:p>16</text:p>
          </table:table-cell>
          <table:table-cell office:value-type="float" office:value="8.758214">
            <text:p>8.758214</text:p>
          </table:table-cell>
          <table:table-cell office:value-type="float" office:value="10.672507">
            <text:p>10.672507</text:p>
          </table:table-cell>
          <table:table-cell office:value-type="float" office:value="0.073145">
            <text:p>0.073145</text:p>
          </table:table-cell>
        </table:table-row>
        <table:table-row table:style-name="ro1">
          <table:table-cell table:style-name="ce3" office:value-type="float" office:value="12">
            <text:p>12</text:p>
          </table:table-cell>
          <table:table-cell office:value-type="float" office:value="8.772791">
            <text:p>8.772791</text:p>
          </table:table-cell>
          <table:table-cell office:value-type="float" office:value="10.698702">
            <text:p>10.698702</text:p>
          </table:table-cell>
          <table:table-cell office:value-type="float" office:value="0.001221">
            <text:p>0.001221</text:p>
          </table:table-cell>
        </table:table-row>
        <table:table-row table:style-name="ro1">
          <table:table-cell table:style-name="ce3" office:value-type="float" office:value="15">
            <text:p>15</text:p>
          </table:table-cell>
          <table:table-cell office:value-type="float" office:value="8.780581">
            <text:p>8.780581</text:p>
          </table:table-cell>
          <table:table-cell office:value-type="float" office:value="10.684441">
            <text:p>10.684441</text:p>
          </table:table-cell>
          <table:table-cell office:value-type="float" office:value="0.049723">
            <text:p>0.049723</text:p>
          </table:table-cell>
        </table:table-row>
        <table:table-row table:style-name="ro1">
          <table:table-cell table:style-name="ce3" office:value-type="float" office:value="14">
            <text:p>14</text:p>
          </table:table-cell>
          <table:table-cell office:value-type="float" office:value="8.790189">
            <text:p>8.790189</text:p>
          </table:table-cell>
          <table:table-cell office:value-type="float" office:value="10.692661">
            <text:p>10.692661</text:p>
          </table:table-cell>
          <table:table-cell office:value-type="float" office:value="0.042035">
            <text:p>0.042035</text:p>
          </table:table-cell>
        </table:table-row>
        <table:table-row table:style-name="ro1">
          <table:table-cell table:style-name="ce3" office:value-type="float" office:value="13">
            <text:p>13</text:p>
          </table:table-cell>
          <table:table-cell office:value-type="float" office:value="8.83734">
            <text:p>8.83734</text:p>
          </table:table-cell>
          <table:table-cell office:value-type="float" office:value="10.692719">
            <text:p>10.692719</text:p>
          </table:table-cell>
          <table:table-cell office:value-type="float" office:value="0.041636">
            <text:p>0.041636</text:p>
          </table:table-cell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25W" table:style-name="ta1">
        <table:shapes>
          <draw:frame draw:z-index="0" draw:style-name="gr1" svg:width="6.3028in" svg:height="3.5449in" svg:x="6.9201in" svg:y="0.8626in">
            <draw:object draw:notify-on-update-of-ranges="25W.A2:25W.A31 25W.B2:25W.B31 25W.A2:25W.A31 25W.C2:25W.C31 25W.A2:25W.A31 25W.D2:25W.D3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ce3" office:value-type="string">
            <text:p>pe</text:p>
          </table:table-cell>
          <table:table-cell office:value-type="string">
            <text:p>Appl Walltime</text:p>
          </table:table-cell>
          <table:table-cell office:value-type="string">
            <text:p>System Walltime</text:p>
          </table:table-cell>
          <table:table-cell office:value-type="string">
            <text:p>System Idlet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.339542">
            <text:p>3.339542</text:p>
          </table:table-cell>
          <table:table-cell office:value-type="float" office:value="5.279332">
            <text:p>5.279332</text:p>
          </table:table-cell>
          <table:table-cell office:value-type="float" office:value="1.374745">
            <text:p>1.3747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.385364">
            <text:p>3.385364</text:p>
          </table:table-cell>
          <table:table-cell office:value-type="float" office:value="4.903022">
            <text:p>4.903022</text:p>
          </table:table-cell>
          <table:table-cell office:value-type="float" office:value="1.03266">
            <text:p>1.032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.391977">
            <text:p>3.391977</text:p>
          </table:table-cell>
          <table:table-cell office:value-type="float" office:value="4.902995">
            <text:p>4.902995</text:p>
          </table:table-cell>
          <table:table-cell office:value-type="float" office:value="1.025898">
            <text:p>1.02589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375081">
            <text:p>3.375081</text:p>
          </table:table-cell>
          <table:table-cell office:value-type="float" office:value="4.90295">
            <text:p>4.90295</text:p>
          </table:table-cell>
          <table:table-cell office:value-type="float" office:value="1.033153">
            <text:p>1.03315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372754">
            <text:p>3.372754</text:p>
          </table:table-cell>
          <table:table-cell office:value-type="float" office:value="4.900872">
            <text:p>4.900872</text:p>
          </table:table-cell>
          <table:table-cell office:value-type="float" office:value="1.021102">
            <text:p>1.02110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352051">
            <text:p>3.352051</text:p>
          </table:table-cell>
          <table:table-cell office:value-type="float" office:value="4.900819">
            <text:p>4.900819</text:p>
          </table:table-cell>
          <table:table-cell office:value-type="float" office:value="1.021213">
            <text:p>1.02121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636033">
            <text:p>3.636033</text:p>
          </table:table-cell>
          <table:table-cell office:value-type="float" office:value="4.991511">
            <text:p>4.991511</text:p>
          </table:table-cell>
          <table:table-cell office:value-type="float" office:value="0.712813">
            <text:p>0.71281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649114">
            <text:p>3.649114</text:p>
          </table:table-cell>
          <table:table-cell office:value-type="float" office:value="4.991084">
            <text:p>4.991084</text:p>
          </table:table-cell>
          <table:table-cell office:value-type="float" office:value="0.720573">
            <text:p>0.72057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.644506">
            <text:p>3.644506</text:p>
          </table:table-cell>
          <table:table-cell office:value-type="float" office:value="4.991246">
            <text:p>4.991246</text:p>
          </table:table-cell>
          <table:table-cell office:value-type="float" office:value="0.726746">
            <text:p>0.7267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.639561">
            <text:p>3.639561</text:p>
          </table:table-cell>
          <table:table-cell office:value-type="float" office:value="4.991238">
            <text:p>4.991238</text:p>
          </table:table-cell>
          <table:table-cell office:value-type="float" office:value="0.72081">
            <text:p>0.7208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624154">
            <text:p>3.624154</text:p>
          </table:table-cell>
          <table:table-cell office:value-type="float" office:value="4.984092">
            <text:p>4.984092</text:p>
          </table:table-cell>
          <table:table-cell office:value-type="float" office:value="0.727105">
            <text:p>0.72710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.603756">
            <text:p>3.603756</text:p>
          </table:table-cell>
          <table:table-cell office:value-type="float" office:value="4.984142">
            <text:p>4.984142</text:p>
          </table:table-cell>
          <table:table-cell office:value-type="float" office:value="0.727182">
            <text:p>0.72718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396725">
            <text:p>4.396725</text:p>
          </table:table-cell>
          <table:table-cell office:value-type="float" office:value="5.314945">
            <text:p>5.314945</text:p>
          </table:table-cell>
          <table:table-cell office:value-type="float" office:value="0.001267">
            <text:p>0.00126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393981">
            <text:p>4.393981</text:p>
          </table:table-cell>
          <table:table-cell office:value-type="float" office:value="5.309582">
            <text:p>5.309582</text:p>
          </table:table-cell>
          <table:table-cell office:value-type="float" office:value="0.039864">
            <text:p>0.03986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385753">
            <text:p>4.385753</text:p>
          </table:table-cell>
          <table:table-cell office:value-type="float" office:value="5.310828">
            <text:p>5.310828</text:p>
          </table:table-cell>
          <table:table-cell office:value-type="float" office:value="0.055396">
            <text:p>0.05539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362863">
            <text:p>4.362863</text:p>
          </table:table-cell>
          <table:table-cell office:value-type="float" office:value="5.304401">
            <text:p>5.304401</text:p>
          </table:table-cell>
          <table:table-cell office:value-type="float" office:value="0.058386">
            <text:p>0.05838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356769">
            <text:p>4.356769</text:p>
          </table:table-cell>
          <table:table-cell office:value-type="float" office:value="5.291008">
            <text:p>5.291008</text:p>
          </table:table-cell>
          <table:table-cell office:value-type="float" office:value="0.05312">
            <text:p>0.053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.31569">
            <text:p>4.31569</text:p>
          </table:table-cell>
          <table:table-cell office:value-type="float" office:value="5.283147">
            <text:p>5.283147</text:p>
          </table:table-cell>
          <table:table-cell office:value-type="float" office:value="0.070517">
            <text:p>0.0705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.022417">
            <text:p>4.022417</text:p>
          </table:table-cell>
          <table:table-cell office:value-type="float" office:value="5.153973">
            <text:p>5.153973</text:p>
          </table:table-cell>
          <table:table-cell office:value-type="float" office:value="0.438683">
            <text:p>0.43868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030946">
            <text:p>4.030946</text:p>
          </table:table-cell>
          <table:table-cell office:value-type="float" office:value="5.153242">
            <text:p>5.153242</text:p>
          </table:table-cell>
          <table:table-cell office:value-type="float" office:value="0.439587">
            <text:p>0.43958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.023521">
            <text:p>4.023521</text:p>
          </table:table-cell>
          <table:table-cell office:value-type="float" office:value="5.153081">
            <text:p>5.153081</text:p>
          </table:table-cell>
          <table:table-cell office:value-type="float" office:value="0.449635">
            <text:p>0.44963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.019065">
            <text:p>4.019065</text:p>
          </table:table-cell>
          <table:table-cell office:value-type="float" office:value="5.153026">
            <text:p>5.153026</text:p>
          </table:table-cell>
          <table:table-cell office:value-type="float" office:value="0.443921">
            <text:p>0.44392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.010476">
            <text:p>4.010476</text:p>
          </table:table-cell>
          <table:table-cell office:value-type="float" office:value="5.152983">
            <text:p>5.152983</text:p>
          </table:table-cell>
          <table:table-cell office:value-type="float" office:value="0.449845">
            <text:p>0.44984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.978315">
            <text:p>3.978315</text:p>
          </table:table-cell>
          <table:table-cell office:value-type="float" office:value="5.152943">
            <text:p>5.152943</text:p>
          </table:table-cell>
          <table:table-cell office:value-type="float" office:value="0.459353">
            <text:p>0.45935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.571254">
            <text:p>3.571254</text:p>
          </table:table-cell>
          <table:table-cell office:value-type="float" office:value="5.049459">
            <text:p>5.049459</text:p>
          </table:table-cell>
          <table:table-cell office:value-type="float" office:value="0.847421">
            <text:p>0.84742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.593169">
            <text:p>3.593169</text:p>
          </table:table-cell>
          <table:table-cell office:value-type="float" office:value="5.0446">
            <text:p>5.0446</text:p>
          </table:table-cell>
          <table:table-cell office:value-type="float" office:value="0.867828">
            <text:p>0.86782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.58752">
            <text:p>3.58752</text:p>
          </table:table-cell>
          <table:table-cell office:value-type="float" office:value="5.044504">
            <text:p>5.044504</text:p>
          </table:table-cell>
          <table:table-cell office:value-type="float" office:value="0.863094">
            <text:p>0.86309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.584473">
            <text:p>3.584473</text:p>
          </table:table-cell>
          <table:table-cell office:value-type="float" office:value="5.044453">
            <text:p>5.044453</text:p>
          </table:table-cell>
          <table:table-cell office:value-type="float" office:value="0.868053">
            <text:p>0.86805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.56501">
            <text:p>3.56501</text:p>
          </table:table-cell>
          <table:table-cell office:value-type="float" office:value="5.044504">
            <text:p>5.044504</text:p>
          </table:table-cell>
          <table:table-cell office:value-type="float" office:value="0.875881">
            <text:p>0.87588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.523206">
            <text:p>3.523206</text:p>
          </table:table-cell>
          <table:table-cell office:value-type="float" office:value="5.027926">
            <text:p>5.027926</text:p>
          </table:table-cell>
          <table:table-cell office:value-type="float" office:value="0.884362">
            <text:p>0.884362</text:p>
          </table:table-cell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B2:Sheet1.C31"/>
        <table:database-range table:name="__Anonymous_Sheet_DB__1" table:target-range-address="'At 23W'.A2:'At 23W'.D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4-04-21T16:25:01</meta:creation-date>
    <dc:date>2014-04-21T18:07:12</dc:date>
    <dc:creator>Sandeep </dc:creator>
    <meta:editing-duration>PT10M48S</meta:editing-duration>
    <meta:editing-cycles>7</meta:editing-cycles>
    <meta:generator>LibreOffice/3.5$Linux_X86_64 LibreOffice_project/350m1$Build-2</meta:generator>
    <meta:document-statistic meta:table-count="3" meta:cell-count="39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1cm" xlink:href=".." xlink:type="simple" chart:class="chart:scatter" chart:style-name="ch1">
        <chart:legend chart:legend-position="end" svg:x="13.735cm" svg:y="3.698cm" style:legend-expansion="high" chart:style-name="ch2"/>
        <chart:plot-area chart:style-name="ch3" table:cell-range-address="'At 23W'.A2:'At 23W'.D31" svg:x="0.769cm" svg:y="0.851cm" svg:width="12.328cm" svg:height="7.541cm">
          <chartooo:coordinate-region svg:x="1.39cm" svg:y="1.05cm" svg:width="11.521cm" svg:height="6.6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t 23W'.B2:'At 23W'.B31" chart:class="chart:scatter">
            <chart:domain table:cell-range-address="'At 23W'.A2:'At 23W'.A31"/>
            <chart:data-point chart:repeated="30"/>
          </chart:series>
          <chart:series chart:style-name="ch8" chart:values-cell-range-address="'At 23W'.C2:'At 23W'.C31" chart:class="chart:scatter">
            <chart:data-point chart:repeated="30"/>
          </chart:series>
          <chart:series chart:style-name="ch9" chart:values-cell-range-address="'At 23W'.D2:'At 23W'.D31" chart:class="chart:scatter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At 23W'.A2:'At 23W'.A31</svg:desc>
                </draw:g>
              </table:table-cell>
              <table:table-cell office:value-type="float" office:value="5.264654">
                <text:p>5.264654</text:p>
                <draw:g>
                  <svg:desc>'At 23W'.B2:'At 23W'.B31</svg:desc>
                </draw:g>
              </table:table-cell>
              <table:table-cell office:value-type="float" office:value="9.363143">
                <text:p>9.363143</text:p>
                <draw:g>
                  <svg:desc>'At 23W'.C2:'At 23W'.C31</svg:desc>
                </draw:g>
              </table:table-cell>
              <table:table-cell office:value-type="float" office:value="3.269738">
                <text:p>3.269738</text:p>
                <draw:g>
                  <svg:desc>'At 23W'.D2:'At 23W'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329852">
                <text:p>5.329852</text:p>
              </table:table-cell>
              <table:table-cell office:value-type="float" office:value="9.376435">
                <text:p>9.376435</text:p>
              </table:table-cell>
              <table:table-cell office:value-type="float" office:value="3.211751">
                <text:p>3.2117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.353404">
                <text:p>5.353404</text:p>
              </table:table-cell>
              <table:table-cell office:value-type="float" office:value="9.384111">
                <text:p>9.384111</text:p>
              </table:table-cell>
              <table:table-cell office:value-type="float" office:value="3.199192">
                <text:p>3.199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.354513">
                <text:p>5.354513</text:p>
              </table:table-cell>
              <table:table-cell office:value-type="float" office:value="9.768191">
                <text:p>9.768191</text:p>
              </table:table-cell>
              <table:table-cell office:value-type="float" office:value="3.763341">
                <text:p>3.7633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.359103">
                <text:p>5.359103</text:p>
              </table:table-cell>
              <table:table-cell office:value-type="float" office:value="9.383958">
                <text:p>9.383958</text:p>
              </table:table-cell>
              <table:table-cell office:value-type="float" office:value="3.215268">
                <text:p>3.2152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.380404">
                <text:p>5.380404</text:p>
              </table:table-cell>
              <table:table-cell office:value-type="float" office:value="9.376784">
                <text:p>9.376784</text:p>
              </table:table-cell>
              <table:table-cell office:value-type="float" office:value="3.212101">
                <text:p>3.2121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5.587736">
                <text:p>5.587736</text:p>
              </table:table-cell>
              <table:table-cell office:value-type="float" office:value="9.481503">
                <text:p>9.481503</text:p>
              </table:table-cell>
              <table:table-cell office:value-type="float" office:value="2.790037">
                <text:p>2.790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5.619235">
                <text:p>5.619235</text:p>
              </table:table-cell>
              <table:table-cell office:value-type="float" office:value="9.481607">
                <text:p>9.481607</text:p>
              </table:table-cell>
              <table:table-cell office:value-type="float" office:value="2.789922">
                <text:p>2.7899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5.648751">
                <text:p>5.648751</text:p>
              </table:table-cell>
              <table:table-cell office:value-type="float" office:value="9.485954">
                <text:p>9.485954</text:p>
              </table:table-cell>
              <table:table-cell office:value-type="float" office:value="2.743345">
                <text:p>2.7433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5.651996">
                <text:p>5.651996</text:p>
              </table:table-cell>
              <table:table-cell office:value-type="float" office:value="9.486081">
                <text:p>9.486081</text:p>
              </table:table-cell>
              <table:table-cell office:value-type="float" office:value="2.755033">
                <text:p>2.7550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5.66596">
                <text:p>5.66596</text:p>
              </table:table-cell>
              <table:table-cell office:value-type="float" office:value="9.492609">
                <text:p>9.492609</text:p>
              </table:table-cell>
              <table:table-cell office:value-type="float" office:value="2.730151">
                <text:p>2.7301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5.680884">
                <text:p>5.680884</text:p>
              </table:table-cell>
              <table:table-cell office:value-type="float" office:value="9.490506">
                <text:p>9.490506</text:p>
              </table:table-cell>
              <table:table-cell office:value-type="float" office:value="2.743235">
                <text:p>2.7432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5.880185">
                <text:p>5.880185</text:p>
              </table:table-cell>
              <table:table-cell office:value-type="float" office:value="9.547481">
                <text:p>9.547481</text:p>
              </table:table-cell>
              <table:table-cell office:value-type="float" office:value="2.55952">
                <text:p>2.559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5.921411">
                <text:p>5.921411</text:p>
              </table:table-cell>
              <table:table-cell office:value-type="float" office:value="9.547568">
                <text:p>9.547568</text:p>
              </table:table-cell>
              <table:table-cell office:value-type="float" office:value="2.570417">
                <text:p>2.5704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5.941208">
                <text:p>5.941208</text:p>
              </table:table-cell>
              <table:table-cell office:value-type="float" office:value="9.550382">
                <text:p>9.550382</text:p>
              </table:table-cell>
              <table:table-cell office:value-type="float" office:value="2.545357">
                <text:p>2.5453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5.951966">
                <text:p>5.951966</text:p>
              </table:table-cell>
              <table:table-cell office:value-type="float" office:value="9.550341">
                <text:p>9.550341</text:p>
              </table:table-cell>
              <table:table-cell office:value-type="float" office:value="2.539507">
                <text:p>2.5395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5.95205">
                <text:p>5.95205</text:p>
              </table:table-cell>
              <table:table-cell office:value-type="float" office:value="9.557947">
                <text:p>9.557947</text:p>
              </table:table-cell>
              <table:table-cell office:value-type="float" office:value="2.522569">
                <text:p>2.5225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5.957978">
                <text:p>5.957978</text:p>
              </table:table-cell>
              <table:table-cell office:value-type="float" office:value="9.556054">
                <text:p>9.556054</text:p>
              </table:table-cell>
              <table:table-cell office:value-type="float" office:value="2.545102">
                <text:p>2.5451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6.73533">
                <text:p>6.73533</text:p>
              </table:table-cell>
              <table:table-cell office:value-type="float" office:value="9.916479">
                <text:p>9.916479</text:p>
              </table:table-cell>
              <table:table-cell office:value-type="float" office:value="1.906384">
                <text:p>1.9063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6.772375">
                <text:p>6.772375</text:p>
              </table:table-cell>
              <table:table-cell office:value-type="float" office:value="9.916805">
                <text:p>9.916805</text:p>
              </table:table-cell>
              <table:table-cell office:value-type="float" office:value="1.906326">
                <text:p>1.9063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6.821657">
                <text:p>6.821657</text:p>
              </table:table-cell>
              <table:table-cell office:value-type="float" office:value="9.938384">
                <text:p>9.938384</text:p>
              </table:table-cell>
              <table:table-cell office:value-type="float" office:value="1.851227">
                <text:p>1.8512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6.824334">
                <text:p>6.824334</text:p>
              </table:table-cell>
              <table:table-cell office:value-type="float" office:value="9.937162">
                <text:p>9.937162</text:p>
              </table:table-cell>
              <table:table-cell office:value-type="float" office:value="1.869958">
                <text:p>1.8699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6.842992">
                <text:p>6.842992</text:p>
              </table:table-cell>
              <table:table-cell office:value-type="float" office:value="9.937205">
                <text:p>9.937205</text:p>
              </table:table-cell>
              <table:table-cell office:value-type="float" office:value="1.869866">
                <text:p>1.8698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6.851763">
                <text:p>6.851763</text:p>
              </table:table-cell>
              <table:table-cell office:value-type="float" office:value="9.937186">
                <text:p>9.937186</text:p>
              </table:table-cell>
              <table:table-cell office:value-type="float" office:value="1.869875">
                <text:p>1.869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8.696174">
                <text:p>8.696174</text:p>
              </table:table-cell>
              <table:table-cell office:value-type="float" office:value="10.672161">
                <text:p>10.672161</text:p>
              </table:table-cell>
              <table:table-cell office:value-type="float" office:value="0.075677">
                <text:p>0.0756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8.758214">
                <text:p>8.758214</text:p>
              </table:table-cell>
              <table:table-cell office:value-type="float" office:value="10.672507">
                <text:p>10.672507</text:p>
              </table:table-cell>
              <table:table-cell office:value-type="float" office:value="0.073145">
                <text:p>0.0731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8.772791">
                <text:p>8.772791</text:p>
              </table:table-cell>
              <table:table-cell office:value-type="float" office:value="10.698702">
                <text:p>10.698702</text:p>
              </table:table-cell>
              <table:table-cell office:value-type="float" office:value="0.001221">
                <text:p>0.0012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8.780581">
                <text:p>8.780581</text:p>
              </table:table-cell>
              <table:table-cell office:value-type="float" office:value="10.684441">
                <text:p>10.684441</text:p>
              </table:table-cell>
              <table:table-cell office:value-type="float" office:value="0.049723">
                <text:p>0.0497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8.790189">
                <text:p>8.790189</text:p>
              </table:table-cell>
              <table:table-cell office:value-type="float" office:value="10.692661">
                <text:p>10.692661</text:p>
              </table:table-cell>
              <table:table-cell office:value-type="float" office:value="0.042035">
                <text:p>0.0420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8.83734">
                <text:p>8.83734</text:p>
              </table:table-cell>
              <table:table-cell office:value-type="float" office:value="10.692719">
                <text:p>10.692719</text:p>
              </table:table-cell>
              <table:table-cell office:value-type="float" office:value="0.041636">
                <text:p>0.0416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cm" svg:height="9.005cm" xlink:href=".." xlink:type="simple" chart:class="chart:scatter" chart:style-name="ch1">
        <chart:legend chart:legend-position="end" svg:x="13.747cm" svg:y="3.705cm" style:legend-expansion="high" chart:style-name="ch2"/>
        <chart:plot-area chart:style-name="ch3" table:cell-range-address="25W.A2:25W.D31" svg:x="0.77cm" svg:y="0.855cm" svg:width="12.337cm" svg:height="7.55cm">
          <chartooo:coordinate-region svg:x="1.206cm" svg:y="1.055cm" svg:width="11.714cm" svg:height="6.7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5W.B2:25W.B31" chart:class="chart:scatter">
            <chart:domain table:cell-range-address="25W.A2:25W.A31"/>
            <chart:data-point chart:repeated="30"/>
          </chart:series>
          <chart:series chart:style-name="ch7" chart:values-cell-range-address="25W.C2:25W.C31" chart:class="chart:scatter">
            <chart:data-point chart:repeated="30"/>
          </chart:series>
          <chart:series chart:style-name="ch8" chart:values-cell-range-address="25W.D2:25W.D31" chart:class="chart:scatter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5W.A2:25W.A31</svg:desc>
                </draw:g>
              </table:table-cell>
              <table:table-cell office:value-type="float" office:value="3.339542">
                <text:p>3.339542</text:p>
                <draw:g>
                  <svg:desc>25W.B2:25W.B31</svg:desc>
                </draw:g>
              </table:table-cell>
              <table:table-cell office:value-type="float" office:value="5.279332">
                <text:p>5.279332</text:p>
                <draw:g>
                  <svg:desc>25W.C2:25W.C31</svg:desc>
                </draw:g>
              </table:table-cell>
              <table:table-cell office:value-type="float" office:value="1.374745">
                <text:p>1.374745</text:p>
                <draw:g>
                  <svg:desc>25W.D2:25W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385364">
                <text:p>3.385364</text:p>
              </table:table-cell>
              <table:table-cell office:value-type="float" office:value="4.903022">
                <text:p>4.903022</text:p>
              </table:table-cell>
              <table:table-cell office:value-type="float" office:value="1.03266">
                <text:p>1.03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.391977">
                <text:p>3.391977</text:p>
              </table:table-cell>
              <table:table-cell office:value-type="float" office:value="4.902995">
                <text:p>4.902995</text:p>
              </table:table-cell>
              <table:table-cell office:value-type="float" office:value="1.025898">
                <text:p>1.0258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375081">
                <text:p>3.375081</text:p>
              </table:table-cell>
              <table:table-cell office:value-type="float" office:value="4.90295">
                <text:p>4.90295</text:p>
              </table:table-cell>
              <table:table-cell office:value-type="float" office:value="1.033153">
                <text:p>1.0331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.372754">
                <text:p>3.372754</text:p>
              </table:table-cell>
              <table:table-cell office:value-type="float" office:value="4.900872">
                <text:p>4.900872</text:p>
              </table:table-cell>
              <table:table-cell office:value-type="float" office:value="1.021102">
                <text:p>1.021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.352051">
                <text:p>3.352051</text:p>
              </table:table-cell>
              <table:table-cell office:value-type="float" office:value="4.900819">
                <text:p>4.900819</text:p>
              </table:table-cell>
              <table:table-cell office:value-type="float" office:value="1.021213">
                <text:p>1.0212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.636033">
                <text:p>3.636033</text:p>
              </table:table-cell>
              <table:table-cell office:value-type="float" office:value="4.991511">
                <text:p>4.991511</text:p>
              </table:table-cell>
              <table:table-cell office:value-type="float" office:value="0.712813">
                <text:p>0.7128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.649114">
                <text:p>3.649114</text:p>
              </table:table-cell>
              <table:table-cell office:value-type="float" office:value="4.991084">
                <text:p>4.991084</text:p>
              </table:table-cell>
              <table:table-cell office:value-type="float" office:value="0.720573">
                <text:p>0.7205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.644506">
                <text:p>3.644506</text:p>
              </table:table-cell>
              <table:table-cell office:value-type="float" office:value="4.991246">
                <text:p>4.991246</text:p>
              </table:table-cell>
              <table:table-cell office:value-type="float" office:value="0.726746">
                <text:p>0.7267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.639561">
                <text:p>3.639561</text:p>
              </table:table-cell>
              <table:table-cell office:value-type="float" office:value="4.991238">
                <text:p>4.991238</text:p>
              </table:table-cell>
              <table:table-cell office:value-type="float" office:value="0.72081">
                <text:p>0.720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.624154">
                <text:p>3.624154</text:p>
              </table:table-cell>
              <table:table-cell office:value-type="float" office:value="4.984092">
                <text:p>4.984092</text:p>
              </table:table-cell>
              <table:table-cell office:value-type="float" office:value="0.727105">
                <text:p>0.7271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.603756">
                <text:p>3.603756</text:p>
              </table:table-cell>
              <table:table-cell office:value-type="float" office:value="4.984142">
                <text:p>4.984142</text:p>
              </table:table-cell>
              <table:table-cell office:value-type="float" office:value="0.727182">
                <text:p>0.7271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.396725">
                <text:p>4.396725</text:p>
              </table:table-cell>
              <table:table-cell office:value-type="float" office:value="5.314945">
                <text:p>5.314945</text:p>
              </table:table-cell>
              <table:table-cell office:value-type="float" office:value="0.001267">
                <text:p>0.0012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.393981">
                <text:p>4.393981</text:p>
              </table:table-cell>
              <table:table-cell office:value-type="float" office:value="5.309582">
                <text:p>5.309582</text:p>
              </table:table-cell>
              <table:table-cell office:value-type="float" office:value="0.039864">
                <text:p>0.0398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.385753">
                <text:p>4.385753</text:p>
              </table:table-cell>
              <table:table-cell office:value-type="float" office:value="5.310828">
                <text:p>5.310828</text:p>
              </table:table-cell>
              <table:table-cell office:value-type="float" office:value="0.055396">
                <text:p>0.0553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.362863">
                <text:p>4.362863</text:p>
              </table:table-cell>
              <table:table-cell office:value-type="float" office:value="5.304401">
                <text:p>5.304401</text:p>
              </table:table-cell>
              <table:table-cell office:value-type="float" office:value="0.058386">
                <text:p>0.0583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.356769">
                <text:p>4.356769</text:p>
              </table:table-cell>
              <table:table-cell office:value-type="float" office:value="5.291008">
                <text:p>5.291008</text:p>
              </table:table-cell>
              <table:table-cell office:value-type="float" office:value="0.05312">
                <text:p>0.053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.31569">
                <text:p>4.31569</text:p>
              </table:table-cell>
              <table:table-cell office:value-type="float" office:value="5.283147">
                <text:p>5.283147</text:p>
              </table:table-cell>
              <table:table-cell office:value-type="float" office:value="0.070517">
                <text:p>0.0705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.022417">
                <text:p>4.022417</text:p>
              </table:table-cell>
              <table:table-cell office:value-type="float" office:value="5.153973">
                <text:p>5.153973</text:p>
              </table:table-cell>
              <table:table-cell office:value-type="float" office:value="0.438683">
                <text:p>0.4386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.030946">
                <text:p>4.030946</text:p>
              </table:table-cell>
              <table:table-cell office:value-type="float" office:value="5.153242">
                <text:p>5.153242</text:p>
              </table:table-cell>
              <table:table-cell office:value-type="float" office:value="0.439587">
                <text:p>0.4395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.023521">
                <text:p>4.023521</text:p>
              </table:table-cell>
              <table:table-cell office:value-type="float" office:value="5.153081">
                <text:p>5.153081</text:p>
              </table:table-cell>
              <table:table-cell office:value-type="float" office:value="0.449635">
                <text:p>0.4496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.019065">
                <text:p>4.019065</text:p>
              </table:table-cell>
              <table:table-cell office:value-type="float" office:value="5.153026">
                <text:p>5.153026</text:p>
              </table:table-cell>
              <table:table-cell office:value-type="float" office:value="0.443921">
                <text:p>0.4439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.010476">
                <text:p>4.010476</text:p>
              </table:table-cell>
              <table:table-cell office:value-type="float" office:value="5.152983">
                <text:p>5.152983</text:p>
              </table:table-cell>
              <table:table-cell office:value-type="float" office:value="0.449845">
                <text:p>0.4498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.978315">
                <text:p>3.978315</text:p>
              </table:table-cell>
              <table:table-cell office:value-type="float" office:value="5.152943">
                <text:p>5.152943</text:p>
              </table:table-cell>
              <table:table-cell office:value-type="float" office:value="0.459353">
                <text:p>0.4593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.571254">
                <text:p>3.571254</text:p>
              </table:table-cell>
              <table:table-cell office:value-type="float" office:value="5.049459">
                <text:p>5.049459</text:p>
              </table:table-cell>
              <table:table-cell office:value-type="float" office:value="0.847421">
                <text:p>0.8474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.593169">
                <text:p>3.593169</text:p>
              </table:table-cell>
              <table:table-cell office:value-type="float" office:value="5.0446">
                <text:p>5.0446</text:p>
              </table:table-cell>
              <table:table-cell office:value-type="float" office:value="0.867828">
                <text:p>0.8678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.58752">
                <text:p>3.58752</text:p>
              </table:table-cell>
              <table:table-cell office:value-type="float" office:value="5.044504">
                <text:p>5.044504</text:p>
              </table:table-cell>
              <table:table-cell office:value-type="float" office:value="0.863094">
                <text:p>0.8630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.584473">
                <text:p>3.584473</text:p>
              </table:table-cell>
              <table:table-cell office:value-type="float" office:value="5.044453">
                <text:p>5.044453</text:p>
              </table:table-cell>
              <table:table-cell office:value-type="float" office:value="0.868053">
                <text:p>0.8680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.56501">
                <text:p>3.56501</text:p>
              </table:table-cell>
              <table:table-cell office:value-type="float" office:value="5.044504">
                <text:p>5.044504</text:p>
              </table:table-cell>
              <table:table-cell office:value-type="float" office:value="0.875881">
                <text:p>0.8758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.523206">
                <text:p>3.523206</text:p>
              </table:table-cell>
              <table:table-cell office:value-type="float" office:value="5.027926">
                <text:p>5.027926</text:p>
              </table:table-cell>
              <table:table-cell office:value-type="float" office:value="0.884362">
                <text:p>0.8843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